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F0000011FCBCD11C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textarea-vertical-align="top" draw:auto-grow-height="true" fo:min-height="1.269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1cm" svg:stroke-color="#c00000" draw:fill="none" draw:textarea-vertical-align="middle" draw:auto-grow-height="false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3cm"/>
    </style:style>
    <style:style style:name="P1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2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0000" style:text-line-through-style="none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TextBox 4" draw:style-name="gr1" draw:text-style-name="P2" draw:layer="layout" svg:width="4.889cm" svg:height="1.519cm" svg:x="4.001cm" svg:y="0.125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custom-shape draw:name="Rectangle 6" draw:style-name="gr2" draw:text-style-name="P3" draw:layer="layout" svg:width="4.308cm" svg:height="0.885cm" svg:x="13.438cm" svg:y="0.127cm">
          <text:p text:style-name="P1"><text:span text:style-name="T1">Decision Logic</text:span></text:p>
          <draw:enhanced-geometry svg:viewBox="0 0 21600 21600" draw:type="rectangle" draw:enhanced-path="M 0 0 L 21600 0 21600 21600 0 21600 0 0 Z N"/>
        </draw:custom-shape>
        <draw:frame draw:name="Picture 2" draw:style-name="gr3" draw:text-style-name="P4" draw:layer="layout" svg:width="18.767cm" svg:height="7.62cm" svg:x="0.635cm" svg:y="1.27cm">
          <draw:image xlink:href="Pictures/10000000000002FF0000011FCBCD11C7.png" xlink:type="simple" xlink:show="embed" xlink:actuate="onLoad">
            <text:p/>
          </draw:image>
        </draw:frame>
        <draw:custom-shape draw:name="Rectangle 7" draw:style-name="gr4" draw:text-style-name="P3" draw:layer="layout" svg:width="7.6cm" svg:height="8.501cm" svg:x="12.202cm" svg:y="1.024cm">
          <text:p/>
          <draw:enhanced-geometry svg:viewBox="0 0 21600 21600" draw:type="rectangle" draw:enhanced-path="M 0 0 L 21600 0 21600 21600 0 21600 0 0 Z N"/>
        </draw:custom-shape>
        <draw:custom-shape draw:name="Rectangle 10" draw:style-name="gr4" draw:text-style-name="P3" draw:layer="layout" svg:width="11.4cm" svg:height="8.531cm" svg:x="0.601cm" svg:y="0.9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26pt" fo:letter-spacing="normal" fo:language="fr" fo:country="FR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language-asian="fr" style:country-asian="FR" style:font-style-asian="normal" style:font-weight-asian="normal" style:font-family-complex="'Lohit Hindi'" style:font-family-generic-complex="system" style:font-pitch-complex="variable" style:font-size-complex="26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5pt" fo:letter-spacing="normal" fo:language="fr" fo:country="FR" fo:font-style="normal" fo:text-shadow="none" style:text-underline-style="none" fo:font-weight="normal" style:letter-kerning="true" style:font-family-asian="'DejaVu Sans'" style:font-family-generic-asian="system" style:font-pitch-asian="variable" style:font-size-asian="15pt" style:language-asian="fr" style:country-asian="FR" style:font-style-asian="normal" style:font-weight-asian="normal" style:font-family-complex="'Lohit Hindi'" style:font-family-generic-complex="system" style:font-pitch-complex="variable" style:font-size-complex="15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404cm" fo:page-height="10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draw:fill="none" draw:textarea-vertical-align="top" draw:auto-grow-height="false" fo:min-height="1.678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6.63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color="#8b8b8b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17.342cm" svg:height="2.153cm" svg:x="1.53cm" svg:y="3.122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4.76cm" svg:height="0.534cm" svg:x="1.02cm" svg:y="9.315cm" presentation:class="date-time" presentation:user-transformed="true">
        <draw:text-box>
          <text:p text:style-name="MP5"><text:span text:style-name="MT3"><text:date style:data-style-name="D1" text:date-value="2011-05-12">5/12/11</text:date></text:span></text:p>
        </draw:text-box>
      </draw:frame>
      <draw:frame draw:name="Footer Placeholder 4" presentation:style-name="Mpr2" draw:text-style-name="MP7" draw:layer="backgroundobjects" svg:width="6.46cm" svg:height="0.534cm" svg:x="6.971cm" svg:y="9.315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4.76cm" svg:height="0.534cm" svg:x="14.623cm" svg:y="9.315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efault-outline1" draw:layer="backgroundobjects" svg:width="18.362cm" svg:height="8.964cm" svg:x="1.02cm" svg:y="2.35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1-05-12T01:09:53</dc:date>
    <dc:creator>elkateb </dc:creator>
    <meta:generator>OpenOffice.org/3.2$Linux OpenOffice.org_project/320m19$Build-9505</meta:generator>
    <meta:editing-duration>PT00H00M41S</meta:editing-duration>
    <meta:editing-cycles>1</meta:editing-cycles>
    <meta:document-statistic meta:object-count="28"/>
  </office:meta>
</office:document-meta>
</file>